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10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/>
      <text:p text:style-name="Standard">int main() {</text:p>
      <text:p text:style-name="Standard"><text:s text:c="3"/>int a,b;</text:p>
      <text:p text:style-name="Standard"><text:s text:c="3"/>scanf("%d",&amp;a);</text:p>
      <text:p text:style-name="Standard"><text:s text:c="4"/>scanf("%d",&amp;b);</text:p>
      <text:p text:style-name="Standard"><text:s text:c="3"/><text:tab/>printf("%d",a/b);</text:p>
      <text:p text:style-name="Standard"/>
      <text:p text:style-name="Standard"><text:tab/>return 0;</text:p>
      <text:p text:style-name="Standard">}</text:p>
      <text:p text:style-name="Standard"/>
      <text:p text:style-name="Standard">igor@igor-Aspire-A315-53G:~/Рабочий стол/L10$ ulimit -c unlimited</text:p>
      <text:p text:style-name="Standard">igor@igor-Aspire-A315-53G:~/Рабочий стол/L10$ gcc -g Ab.c</text:p>
      <text:p text:style-name="Standard">igor@igor-Aspire-A315-53G:~/Рабочий стол/L10$ ./a.out</text:p>
      <text:p text:style-name="Standard">5</text:p>
      <text:p text:style-name="Standard">7</text:p>
      <text:p text:style-name="P1">0</text:p>
      <text:p text:style-name="P1">igor@igor-Aspire-A315-53G:~/Рабочий стол/L10$ ./a.out</text:p>
      <text:p text:style-name="Standard">65 </text:p>
      <text:p text:style-name="Standard">8</text:p>
      <text:p text:style-name="P1">8</text:p>
      <text:p text:style-name="P1">igor@igor-Aspire-A315-53G:~/Рабочий стол/L10$ ./a.out</text:p>
      <text:p text:style-name="Standard">46</text:p>
      <text:p text:style-name="Standard">0</text:p>
      <text:p text:style-name="Standard">Исключение в операции с плавающей точкой (стек памяти сброшен на диск)</text:p>
      <text:p text:style-name="Standard">igor@igor-Aspire-A315-53G:~/Рабочий стол/L10$ ls</text:p>
      <text:p text:style-name="Standard">Ab.c <text:s/>a.out <text:s/>a.out.core</text:p>
      <text:p text:style-name="Standard">igor@igor-Aspire-A315-53G:~/Рабочий стол/L10$ gdb a.out</text:p>
      <text:p text:style-name="Standard">GNU gdb (Ubuntu 8.1-0ubuntu3.1) 8.1.0.20180409-git</text:p>
      <text:p text:style-name="Standard">Copyright (C) 2018 Free Software Foundation, Inc.</text:p>
      <text:p text:style-name="Standard">License GPLv3+: GNU GPL version 3 or later &lt;http://gnu.org/licenses/gpl.html&gt;</text:p>
      <text:p text:style-name="Standard">This is free software: you are free to change and redistribute it.</text:p>
      <text:p text:style-name="Standard">There is NO WARRANTY, to the extent permitted by law. <text:s/>Type "show copying"</text:p>
      <text:p text:style-name="Standard">and "show warranty" for details.</text:p>
      <text:p text:style-name="Standard">This GDB was configured as "x86_64-linux-gnu".</text:p>
      <text:p text:style-name="Standard">Type "show configuration" for configuration details.</text:p>
      <text:p text:style-name="Standard">For bug reporting instructions, please see:</text:p>
      <text:p text:style-name="Standard">&lt;http://www.gnu.org/software/gdb/bugs/&gt;.</text:p>
      <text:p text:style-name="Standard">Find the GDB manual and other documentation resources online at:</text:p>
      <text:p text:style-name="Standard">&lt;http://www.gnu.org/software/gdb/documentation/&gt;.</text:p>
      <text:p text:style-name="Standard">For help, type "help".</text:p>
      <text:p text:style-name="Standard">Type "apropos word" to search for commands related to "word"...</text:p>
      <text:p text:style-name="Standard">Reading symbols from a.out...done.</text:p>
      <text:p text:style-name="Standard">(gdb) l</text:p>
      <text:p text:style-name="Standard">1<text:tab/>#include &lt;stdio.h&gt;</text:p>
      <text:p text:style-name="Standard">2<text:tab/></text:p>
      <text:p text:style-name="Standard">3<text:tab/>int main() {</text:p>
      <text:p text:style-name="Standard">4<text:tab/> <text:s text:c="2"/>int a,b;</text:p>
      <text:p text:style-name="Standard">5<text:tab/> <text:s text:c="2"/>scanf("%d",&amp;a);</text:p>
      <text:p text:style-name="Standard">6<text:tab/> <text:s text:c="3"/>scanf("%d",&amp;b);</text:p>
      <text:p text:style-name="Standard">7<text:tab/> <text:s text:c="2"/><text:tab/>printf("%d",a/b);</text:p>
      <text:p text:style-name="Standard">8<text:tab/></text:p>
      <text:p text:style-name="Standard"><text:soft-page-break/>9<text:tab/><text:tab/>return 0;</text:p>
      <text:p text:style-name="Standard">10<text:tab/>}</text:p>
      <text:p text:style-name="Standard">(gdb) break 7</text:p>
      <text:p text:style-name="Standard">Breakpoint 2 at 0x555555554761: file Ab.c, line 7.</text:p>
      <text:p text:style-name="Standard">(gdb) run</text:p>
      <text:p text:style-name="Standard">Starting program: /home/igor/Рабочий стол/L10/a.out </text:p>
      <text:p text:style-name="Standard">6</text:p>
      <text:p text:style-name="Standard">0</text:p>
      <text:p text:style-name="Standard"/>
      <text:p text:style-name="Standard">Breakpoint 2, main () at Ab.c:7</text:p>
      <text:p text:style-name="Standard">7<text:tab/> <text:s text:c="2"/><text:tab/>printf("%d",a/b);</text:p>
      <text:p text:style-name="Standard">(gdb) print b</text:p>
      <text:p text:style-name="Standard">$2 = 0</text:p>
      <text:p text:style-name="Standard">(gdb) continue</text:p>
      <text:p text:style-name="Standard">Continuing.</text:p>
      <text:p text:style-name="Standard"/>
      <text:p text:style-name="Standard">Program received signal SIGFPE, Arithmetic exception.</text:p>
      <text:p text:style-name="Standard">0x0000555555554768 in main () at Ab.c:7</text:p>
      <text:p text:style-name="Standard">7<text:tab/> <text:s text:c="2"/><text:tab/>printf("%d",a/b);</text:p>
      <text:p text:style-name="Standard">(gdb) q</text:p>
      <text:p text:style-name="Standard">A debugging session is active.</text:p>
      <text:p text:style-name="Standard"/>
      <text:p text:style-name="Standard"><text:tab/>Inferior 1 [process 11949] will be killed.</text:p>
      <text:p text:style-name="Standard"/>
      <text:p text:style-name="Standard">Quit anyway? (y or n) y</text:p>
      <text:p text:style-name="Standard"/>
      <text:p text:style-name="Standard">igor@igor-Aspire-A315-53G:~/Рабочий стол/L10$ gdb a.out</text:p>
      <text:p text:style-name="Standard">GNU gdb (Ubuntu 8.1-0ubuntu3.1) 8.1.0.20180409-git</text:p>
      <text:p text:style-name="Standard">Copyright (C) 2018 Free Software Foundation, Inc.</text:p>
      <text:p text:style-name="Standard">License GPLv3+: GNU GPL version 3 or later &lt;http://gnu.org/licenses/gpl.html&gt;</text:p>
      <text:p text:style-name="Standard">This is free software: you are free to change and redistribute it.</text:p>
      <text:p text:style-name="Standard">There is NO WARRANTY, to the extent permitted by law. <text:s/>Type "show copying"</text:p>
      <text:p text:style-name="Standard">and "show warranty" for details.</text:p>
      <text:p text:style-name="Standard">This GDB was configured as "x86_64-linux-gnu".</text:p>
      <text:p text:style-name="Standard">Type "show configuration" for configuration details.</text:p>
      <text:p text:style-name="Standard">For bug reporting instructions, please see:</text:p>
      <text:p text:style-name="Standard">&lt;http://www.gnu.org/software/gdb/bugs/&gt;.</text:p>
      <text:p text:style-name="Standard">Find the GDB manual and other documentation resources online at:</text:p>
      <text:p text:style-name="Standard">&lt;http://www.gnu.org/software/gdb/documentation/&gt;.</text:p>
      <text:p text:style-name="Standard">For help, type "help".</text:p>
      <text:p text:style-name="Standard">Type "apropos word" to search for commands related to "word"...</text:p>
      <text:p text:style-name="Standard">Reading symbols from a.out...done.</text:p>
      <text:p text:style-name="Standard">(gdb) run</text:p>
      <text:p text:style-name="Standard">Starting program: /home/igor/Рабочий стол/L10/a.out </text:p>
      <text:p text:style-name="Standard">67</text:p>
      <text:p text:style-name="Standard">0</text:p>
      <text:p text:style-name="Standard"/>
      <text:p text:style-name="Standard">Program received signal SIGFPE, Arithmetic exception.</text:p>
      <text:p text:style-name="Standard">0x0000555555554768 in main () at Ab.c:7</text:p>
      <text:p text:style-name="Standard">7<text:tab/> <text:s text:c="2"/><text:tab/>printf("%d",a/b);</text:p>
      <text:p text:style-name="Standard">(gdb) core a.out.core</text:p>
      <text:p text:style-name="Standard">A program is being debugged already. <text:s/>Kill it? (y or n) y</text:p>
      <text:p text:style-name="Standard"><text:soft-page-break/>[New LWP 11932]</text:p>
      <text:p text:style-name="Standard">Core was generated by `./a.out'.</text:p>
      <text:p text:style-name="Standard">Program terminated with signal SIGFPE, Arithmetic exception.</text:p>
      <text:p text:style-name="Standard">#0 <text:s/>0x000055982eadd768 in main () at Ab.c:7</text:p>
      <text:p text:style-name="Standard">7<text:tab/> <text:s text:c="2"/><text:tab/>printf("%d",a/b);</text:p>
      <text:p text:style-name="Standard">(gdb) break 7</text:p>
      <text:p text:style-name="Standard">Breakpoint 1 at 0x55982eadd761: file Ab.c, line 7.</text:p>
      <text:p text:style-name="Standard">(gdb) run</text:p>
      <text:p text:style-name="Standard">Starting program: /home/igor/Рабочий стол/L10/a.out </text:p>
      <text:p text:style-name="Standard">78</text:p>
      <text:p text:style-name="Standard">0</text:p>
      <text:p text:style-name="Standard"/>
      <text:p text:style-name="Standard">Breakpoint 1, main () at Ab.c:7</text:p>
      <text:p text:style-name="Standard">7<text:tab/> <text:s text:c="2"/><text:tab/>printf("%d",a/b);</text:p>
      <text:p text:style-name="Standard">(gdb) info locals</text:p>
      <text:p text:style-name="Standard">a = 78</text:p>
      <text:p text:style-name="Standard">b = 0</text:p>
      <text:p text:style-name="Standard">(gdb) next</text:p>
      <text:p text:style-name="Standard"/>
      <text:p text:style-name="Standard">Program received signal SIGFPE, Arithmetic exception.</text:p>
      <text:p text:style-name="Standard">0x0000555555554768 in main () at Ab.c:7</text:p>
      <text:p text:style-name="Standard">7<text:tab/> <text:s text:c="2"/><text:tab/>printf("%d",a/b);</text:p>
      <text:p text:style-name="Standard">(gdb) q</text:p>
      <text:p text:style-name="Standard">A debugging session is active.</text:p>
      <text:p text:style-name="Standard"/>
      <text:p text:style-name="Standard"><text:tab/>Inferior 1 [process 11963] will be killed.</text:p>
      <text:p text:style-name="Standard"/>
      <text:p text:style-name="Standard">Quit anyway? (y or n) y</text:p>
      <text:p text:style-name="Standard">igor@igor-Aspire-A315-53G:~/Рабочий стол/L10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14:33.687671586</meta:creation-date>
    <dc:date>2019-11-10T22:23:45.798957898</dc:date>
    <meta:editing-duration>PT9M13S</meta:editing-duration>
    <meta:editing-cycles>1</meta:editing-cycles>
    <meta:document-statistic meta:table-count="0" meta:image-count="0" meta:object-count="0" meta:page-count="3" meta:paragraph-count="120" meta:word-count="493" meta:character-count="3667" meta:non-whitespace-character-count="3226"/>
    <meta:generator>LibreOffice/6.0.7.3$Linux_X86_64 LibreOffice_project/00m0$Build-3</meta:generator>
  </office:meta>
</office:document-meta>
</file>